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fo:break-before="page" style:writing-mode="lr-tb"/>
    </style:style>
    <style:style style:name="P3" style:family="paragraph" style:parent-style-name="Standard">
      <style:paragraph-properties fo:text-align="start" style:justify-single-word="false" style:writing-mode="lr-tb"/>
      <style:text-properties fo:font-weight="normal" style:font-weight-asian="normal" style:font-weight-complex="normal"/>
    </style:style>
    <style:style style:name="P4"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writing-mode="lr-tb"/>
      <style:text-properties fo:font-size="12pt" fo:font-weight="normal" officeooo:rsid="001c064c" officeooo:paragraph-rsid="001c064c" style:font-size-asian="12pt" style:font-weight-asian="normal" style:font-size-complex="12pt" style:font-weight-complex="normal"/>
    </style:style>
    <style:style style:name="P6" style:family="paragraph" style:parent-style-name="Standard">
      <style:paragraph-properties fo:text-align="center" style:justify-single-word="false" style:writing-mode="lr-tb"/>
    </style:style>
    <style:style style:name="P7" style:family="paragraph" style:parent-style-name="Standard">
      <style:paragraph-properties fo:text-align="start" style:justify-single-word="false" style:writing-mode="lr-tb"/>
      <style:text-properties officeooo:rsid="00184e84" officeooo:paragraph-rsid="00184e84"/>
    </style:style>
    <style:style style:name="P8" style:family="paragraph" style:parent-style-name="Standard">
      <style:paragraph-properties fo:text-align="start" style:justify-single-word="false" style:writing-mode="lr-tb"/>
      <style:text-properties officeooo:rsid="0019dfdf" officeooo:paragraph-rsid="0019dfdf"/>
    </style:style>
    <style:style style:name="P9" style:family="paragraph" style:parent-style-name="Standard">
      <style:paragraph-properties fo:text-align="start" style:justify-single-word="false" style:writing-mode="lr-tb"/>
      <style:text-properties fo:font-style="italic" style:font-style-asian="italic" style:font-style-complex="italic"/>
    </style:style>
    <style:style style:name="P10" style:family="paragraph" style:parent-style-name="Standard">
      <style:paragraph-properties fo:text-align="start" style:justify-single-word="false" style:writing-mode="lr-tb"/>
      <style:text-properties officeooo:rsid="001a5318" officeooo:paragraph-rsid="001a5318"/>
    </style:style>
    <style:style style:name="P11" style:family="paragraph" style:parent-style-name="Standard">
      <style:paragraph-properties fo:text-align="start" style:justify-single-word="false" style:writing-mode="lr-tb"/>
      <style:text-properties officeooo:rsid="001c064c" officeooo:paragraph-rsid="001c064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0d39" style:font-weight-asian="normal" style:font-weight-complex="normal"/>
    </style:style>
    <style:style style:name="T5" style:family="text">
      <style:text-properties fo:font-weight="normal" officeooo:rsid="001c6307"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1a5318"/>
    </style:style>
    <style:style style:name="T8" style:family="text">
      <style:text-properties officeooo:rsid="001c064c"/>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rt 1</text:span></text:p>
      <text:p text:style-name="P1"/>
      <text:p text:style-name="P7">Principles of Test Driven Development</text:p>
      <text:p text:style-name="P7"><text:tab/>1. Develop a test before coding.</text:p>
      <text:p text:style-name="P8"><text:tab/>2. Focused on individual developers</text:p>
      <text:p text:style-name="P8"><text:tab/>3. Tests individual functions.</text:p>
      <text:p text:style-name="P8"><text:tab/>4. <text:span text:style-name="T7">Fully understand tests while developing.</text:span></text:p>
      <text:p text:style-name="P1"/>
      <text:p text:style-name="P9">What advantages as a developer does TDD provide?</text:p>
      <text:p text:style-name="P10">Automation is very simple, as with certain software, unit tests can be automatically completed , so it can be seen as little different than other development styles.</text:p>
      <text:p text:style-name="P1"/>
      <text:p text:style-name="P9">What steps do I do to implement TDD?</text:p>
      <text:p text:style-name="P8">Write test cases, develop tests (should fail at first), code new feature (should pass test), refactor code </text:p>
      <text:p text:style-name="P1"/>
      <text:p text:style-name="P9">What tools or software can I use to do unit testing?</text:p>
      <text:p text:style-name="P10">Spreadsheet software are incredibly useful to keep test cases and methods in order, and to track if different versions of software are compliant with the unit tests. There is also software available to simulate user input to automate user tests.</text:p>
      <text:p text:style-name="P1"/>
      <text:p text:style-name="P1"><text:span text:style-name="T1">Part 2</text:span></text:p>
      <text:p text:style-name="P1"/>
      <text:p text:style-name="P11"><text:span text:style-name="T3">My personal Github has been updated with all documents uploaded to canvas so far, and will have this document added after it is submitted to Canvas.</text:span></text:p>
      <text:p text:style-name="P3"/>
      <text:p text:style-name="P1"><text:span text:style-name="T1">Part 3</text:span></text:p>
      <text:p text:style-name="P4"/>
      <text:p text:style-name="P10"><text:span text:style-name="T6">This week, we did finish our readmes as a part of the development team goals. I have also finished installing my development tools for working on the backend, as well as completing determining our team layout.</text:span></text:p>
      <text:p text:style-name="P4"/>
      <text:p text:style-name="P5">There wasn’t much to record about our meetings this week, as little was really discussed and completed due to the transitionary point we have reached. </text:p>
      <text:p text:style-name="P2">Jeremy Cole</text:p>
      <text:p text:style-name="P1"/>
      <text:p text:style-name="P1"/>
      <text:p text:style-name="P6">Bi-Weekly Status Report <text:span text:style-name="T8">3</text:span></text:p>
      <text:p text:style-name="P6"/>
      <text:p text:style-name="P1"><text:span text:style-name="T2">Overall Status:</text:span> On Schedule</text:p>
      <text:p text:style-name="P1"/>
      <text:p text:style-name="P1"><text:span text:style-name="T2">Summary of Project Tasking:</text:span></text:p>
      <text:p text:style-name="P1"><text:span text:style-name="T3">Attended all meetings save for one, </text:span><text:span text:style-name="T4">due to forgetting when the class meetings was—I was an hour off.</text:span></text:p>
      <text:p text:style-name="P3"/>
      <text:p text:style-name="P1"><text:span text:style-name="T2">Number of Hours: </text:span></text:p>
      <text:p text:style-name="P1"><text:span text:style-name="T4">I believe it may have been about 10 hours total, if meeting times is included.</text:span><text:span text:style-name="T3">That should amount to about 21 hours so far.</text:span></text:p>
      <text:p text:style-name="P3"/>
      <text:p text:style-name="P1"><text:span text:style-name="T2">Accomplishments:</text:span></text:p>
      <text:p text:style-name="P1"><text:span text:style-name="T3">Number of Story Points: 2</text:span></text:p>
      <text:p text:style-name="P1"><text:span text:style-name="T3">Number of Stories: 2</text:span></text:p>
      <text:p text:style-name="P1"><text:span text:style-name="T3">Personal Velocity: Good</text:span></text:p>
      <text:p text:style-name="P1"><text:span text:style-name="T3">Project Velocity: Good</text:span></text:p>
      <text:p text:style-name="P1"><text:span text:style-name="T3">Earned Value: 1?</text:span></text:p>
      <text:p text:style-name="P3"/>
      <text:p text:style-name="P1"><text:span text:style-name="T2">Performance:</text:span><text:span text:style-name="T3"> </text:span><text:span text:style-name="T5">Another set of slow weeks. I look forward to this next week when we actually start development This was mostly just prep work for this project, such as finishing readmes and sorting out development team structure.</text:span></text:p>
      <text:p text:style-name="P3"/>
      <text:p text:style-name="P1"><text:span text:style-name="T2">Challenges:</text:span></text:p>
      <text:p text:style-name="P1"><text:span text:style-name="T3">The challenge this week was having patience to wait for others to give us—the development tools team—what we needed to finish, as well as testing the layout of the readme file to make sure no confusion was had.</text:span></text:p>
      <text:p text:style-name="P3"/>
      <text:p text:style-name="P1"><text:span text:style-name="T2">Plans: </text:span><text:span text:style-name="T3">Actually get started with development, ideally, as well as expanding on my personal folder. </text:span><text:span text:style-name="T5">We’ll see how development goes next week.</text:span></text:p>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08:09:01</meta:creation-date>
    <dc:language>en-US</dc:language>
    <dc:date>2023-10-21T13:29:28.640908657</dc:date>
    <meta:editing-cycles>2</meta:editing-cycles>
    <meta:editing-duration>PT2M43S</meta:editing-duration>
    <meta:generator>LibreOffice/7.3.7.2$Linux_X86_64 LibreOffice_project/30$Build-2</meta:generator>
    <meta:document-statistic meta:table-count="0" meta:image-count="0" meta:object-count="0" meta:page-count="2" meta:paragraph-count="34" meta:word-count="408" meta:character-count="2398" meta:non-whitespace-character-count="2020"/>
    <meta:user-defined meta:name="AppVersion">15.0000</meta:user-defined>
  </office:meta>
</office:document-meta>
</file>